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 style:data-style-name="N60"/>
    <style:style style:name="ce6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K1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10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4" office:value-type="float" office:value="2272">
            <text:p>2,272</text:p>
          </table:table-cell>
          <table:table-cell table:style-name="ce5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6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4" office:value-type="float" office:value="4892829">
            <text:p>4,892,829</text:p>
          </table:table-cell>
          <table:table-cell table:style-name="ce5" table:formula="oooc:=[.F5]/[.H5]" office:value-type="float" office:value="0.00000074598969226188">
            <text:p>7.46E-007</text:p>
          </table:table-cell>
          <table:table-cell table:formula="oooc:=[.H5]*[.I12]" office:value-type="float" office:value="2738.28120928003">
            <text:p>2738.28</text:p>
          </table:table-cell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6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4" office:value-type="float" office:value="4177">
            <text:p>4,177</text:p>
          </table:table-cell>
          <table:table-cell table:style-name="ce5" table:formula="oooc:=[.F6]/[.H6]" office:value-type="float" office:value="0.00019152501795547">
            <text:p>1.92E-004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6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4" office:value-type="float" office:value="45222742">
            <text:p>45,222,742</text:p>
          </table:table-cell>
          <table:table-cell table:style-name="ce5" table:formula="oooc:=[.F7]/[.H7]" office:value-type="float" office:value="0.00000110475388688284">
            <text:p>1.10E-006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6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</table:table-row>
        <table:table-row table:style-name="ro2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4" office:value-type="float" office:value="668">
            <text:p>668</text:p>
          </table:table-cell>
          <table:table-cell table:style-name="ce5" table:formula="oooc:=[.F8]/[.H8]" office:value-type="float" office:value="0.0031437125748503">
            <text:p>3.14E-003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6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</table:table-row>
        <table:table-row table:style-name="ro2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4" office:value-type="float" office:value="2991">
            <text:p>2,991</text:p>
          </table:table-cell>
          <table:table-cell table:style-name="ce5" table:formula="oooc:=[.F9]/[.H9]" office:value-type="float" office:value="0.000020060180541625">
            <text:p>2.01E-005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6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4" office:value-type="float" office:value="12017041">
            <text:p>12,017,041</text:p>
          </table:table-cell>
          <table:table-cell table:style-name="ce5" table:formula="oooc:=[.F10]/[.H10]" office:value-type="float" office:value="0.000000763083025180658">
            <text:p>7.63E-00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6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5" table:formula="oooc:=SUM([.I5:.I10])/6" office:value-type="float" office:value="0.000559651933325287">
            <text:p>5.60E-0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11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11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11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11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11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11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11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13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16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13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13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13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13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13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table:number-columns-repeated="4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formula="oooc:=0.0000008798*[.H42]" office:value-type="float" office:value="0.359324787495826">
            <text:p>0.36</text:p>
          </table:table-cell>
          <table:table-cell table:formula="oooc:=[.K42]-[.L42]" office:value-type="float" office:value="1.47690718272955">
            <text:p>1.48</text:p>
          </table:table-cell>
          <table:table-cell table:number-columns-repeated="4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formula="oooc:=0.0000008798*[.H43]" office:value-type="float" office:value="0.000264573405327574">
            <text:p>0</text:p>
          </table:table-cell>
          <table:table-cell table:formula="oooc:=[.K43]-[.L43]" office:value-type="float" office:value="0.293968529208063">
            <text:p>0.29</text:p>
          </table:table-cell>
          <table:table-cell table:number-columns-repeated="4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formula="oooc:=0.0000008798*[.H44]" office:value-type="float" office:value="1.1688298593302">
            <text:p>1.17</text:p>
          </table:table-cell>
          <table:table-cell table:formula="oooc:=[.K44]-[.L44]" office:value-type="float" office:value="4.53680140876616">
            <text:p>4.54</text:p>
          </table:table-cell>
          <table:table-cell table:number-columns-repeated="4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formula="oooc:=0.0000008798*[.H45]" office:value-type="float" office:value="0.0000481332022932023">
            <text:p>0</text:p>
          </table:table-cell>
          <table:table-cell table:formula="oooc:=[.K45]-[.L45]" office:value-type="float" office:value="3.54813928447993">
            <text:p>3.55</text:p>
          </table:table-cell>
          <table:table-cell table:number-columns-repeated="4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formula="oooc:=0.0000008798*[.H46]" office:value-type="float" office:value="0.000252541439539347">
            <text:p>0</text:p>
          </table:table-cell>
          <table:table-cell table:formula="oooc:=[.K46]-[.L46]" office:value-type="float" office:value="0.305341186650671">
            <text:p>0.31</text:p>
          </table:table-cell>
          <table:table-cell table:number-columns-repeated="4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formula="oooc:=0.0000008798*[.H47]" office:value-type="float" office:value="1.59706837942598">
            <text:p>1.6</text:p>
          </table:table-cell>
          <table:table-cell table:formula="oooc:=[.K47]-[.L47]" office:value-type="float" office:value="4.88585812475831">
            <text:p>4.89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table:number-columns-repeated="13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F5]/[.B5]" office:value-type="float" office:value="0.304674457429048">
            <text:p>0.3</text:p>
          </table:table-cell>
          <table:table-cell table:formula="oooc:=[.G5]/[.B5]" office:value-type="float" office:value="2.15776293823038">
            <text:p>2.16</text:p>
          </table:table-cell>
          <table:table-cell table:number-columns-repeated="13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F6]/[.B6]" office:value-type="float" office:value="0.0575953923686104">
            <text:p>0.06</text:p>
          </table:table-cell>
          <table:table-cell table:formula="oooc:=[.G6]/[.B6]" office:value-type="float" office:value="0.586033117350612">
            <text:p>0.59</text:p>
          </table:table-cell>
          <table:table-cell table:number-columns-repeated="13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F7]/[.B7]" office:value-type="float" office:value="1.46768507638073">
            <text:p>1.47</text:p>
          </table:table-cell>
          <table:table-cell table:formula="oooc:=[.G7]/[.B7]" office:value-type="float" office:value="5.81198589894242">
            <text:p>5.81</text:p>
          </table:table-cell>
          <table:table-cell table:number-columns-repeated="13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F8]/[.B8]" office:value-type="float" office:value="0.171990171990172">
            <text:p>0.17</text:p>
          </table:table-cell>
          <table:table-cell table:formula="oooc:=[.G8]/[.B8]" office:value-type="float" office:value="3.54873054873055">
            <text:p>3.55</text:p>
          </table:table-cell>
          <table:table-cell table:number-columns-repeated="13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F9]/[.B9]" office:value-type="float" office:value="0.00575815738963536">
            <text:p>0.01</text:p>
          </table:table-cell>
          <table:table-cell table:formula="oooc:=[.G9]/[.B9]" office:value-type="float" office:value="3.27159309021113">
            <text:p>3.27</text:p>
          </table:table-cell>
          <table:table-cell table:number-columns-repeated="13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F10]/[.B10]" office:value-type="float" office:value="1.38519637462236">
            <text:p>1.39</text:p>
          </table:table-cell>
          <table:table-cell table:formula="oooc:=[.G10]/[.B10]" office:value-type="float" office:value="6.88821752265861">
            <text:p>6.8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w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table:number-columns-repeated="7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3" table:formula="oooc:=[.H42]*0.0000035" office:value-type="float" office:value="1.4294575542571">
            <text:p>1.4295</text:p>
          </table:table-cell>
          <table:table-cell table:style-name="ce3" table:formula="oooc:=[.C42]*0.000000083" office:value-type="float" office:value="0.336509692070117">
            <text:p>0.3365</text:p>
          </table:table-cell>
          <table:table-cell table:style-name="ce3" table:formula="oooc:=[.E42]*0.00000039" office:value-type="float" office:value="0.00658045242070117">
            <text:p>0.0066</text:p>
          </table:table-cell>
          <table:table-cell table:formula="oooc:=SUM([.F58:.H58])" office:value-type="float" office:value="1.77254769874791">
            <text:p>1.77</text:p>
          </table:table-cell>
          <table:table-cell table:formula="oooc:=[.I42]" office:value-type="float" office:value="2.15776293823038">
            <text:p>2.16</text:p>
          </table:table-cell>
          <table:table-cell table:number-columns-repeated="7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3" table:formula="oooc:=[.H43]*0.0000035" office:value-type="float" office:value="0.00105251979841613">
            <text:p>0.0011</text:p>
          </table:table-cell>
          <table:table-cell table:style-name="ce3" table:formula="oooc:=[.C43]*0.000000083" office:value-type="float" office:value="0.29951895687545">
            <text:p>0.2995</text:p>
          </table:table-cell>
          <table:table-cell table:style-name="ce3" table:formula="oooc:=[.E43]*0.00000039" office:value-type="float" office:value="0.0474751015118791">
            <text:p>0.0475</text:p>
          </table:table-cell>
          <table:table-cell table:formula="oooc:=SUM([.F59:.H59])" office:value-type="float" office:value="0.348046578185745">
            <text:p>0.35</text:p>
          </table:table-cell>
          <table:table-cell table:formula="oooc:=SUM([.G59:.I59])" office:value-type="float" office:value="0.695040636573074">
            <text:p>0.7</text:p>
          </table:table-cell>
          <table:table-cell table:number-columns-repeated="7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3" table:formula="oooc:=[.H44]*0.0000035" office:value-type="float" office:value="4.64981189776733">
            <text:p>4.6498</text:p>
          </table:table-cell>
          <table:table-cell table:style-name="ce3" table:formula="oooc:=[.C44]*0.000000083" office:value-type="float" office:value="0.0819611540540541">
            <text:p>0.0820</text:p>
          </table:table-cell>
          <table:table-cell table:style-name="ce3" table:formula="oooc:=[.E44]*0.00000039" office:value-type="float" office:value="0.14095814453584">
            <text:p>0.1410</text:p>
          </table:table-cell>
          <table:table-cell table:formula="oooc:=SUM([.F60:.H60])" office:value-type="float" office:value="4.87273119635723">
            <text:p>4.87</text:p>
          </table:table-cell>
          <table:table-cell table:formula="oooc:=SUM([.G60:.I60])" office:value-type="float" office:value="5.09565049494712">
            <text:p>5.1</text:p>
          </table:table-cell>
          <table:table-cell table:number-columns-repeated="7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3" table:formula="oooc:=[.H45]*0.0000035" office:value-type="float" office:value="0.000191482391482391">
            <text:p>0.0002</text:p>
          </table:table-cell>
          <table:table-cell table:style-name="ce3" table:formula="oooc:=[.C45]*0.000000083" office:value-type="float" office:value="0.000662579279279279">
            <text:p>0.0007</text:p>
          </table:table-cell>
          <table:table-cell table:style-name="ce3" table:formula="oooc:=[.E45]*0.00000039" office:value-type="float" office:value="3.45670089434889">
            <text:p>3.4567</text:p>
          </table:table-cell>
          <table:table-cell table:formula="oooc:=SUM([.F61:.H61])" office:value-type="float" office:value="3.45755495601966">
            <text:p>3.46</text:p>
          </table:table-cell>
          <table:table-cell table:formula="oooc:=SUM([.G61:.I61])" office:value-type="float" office:value="6.91491842964783">
            <text:p>6.91</text:p>
          </table:table-cell>
          <table:table-cell table:number-columns-repeated="7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3" table:formula="oooc:=[.H46]*0.0000035" office:value-type="float" office:value="0.00100465451055662">
            <text:p>0.0010</text:p>
          </table:table-cell>
          <table:table-cell table:style-name="ce3" table:formula="oooc:=[.C46]*0.000000083" office:value-type="float" office:value="3.20910542850288">
            <text:p>3.2091</text:p>
          </table:table-cell>
          <table:table-cell table:style-name="ce3" table:formula="oooc:=[.E46]*0.00000039" office:value-type="float" office:value="0.000288158349328215">
            <text:p>0.0003</text:p>
          </table:table-cell>
          <table:table-cell table:formula="oooc:=SUM([.F62:.H62])" office:value-type="float" office:value="3.21039824136276">
            <text:p>3.21</text:p>
          </table:table-cell>
          <table:table-cell table:formula="oooc:=SUM([.G62:.I62])" office:value-type="float" office:value="6.41979182821497">
            <text:p>6.42</text:p>
          </table:table-cell>
          <table:table-cell table:number-columns-repeated="7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3" table:formula="oooc:=[.H47]*0.0000035" office:value-type="float" office:value="6.35342046827795">
            <text:p>6.3534</text:p>
          </table:table-cell>
          <table:table-cell table:style-name="ce3" table:formula="oooc:=[.C47]*0.000000083" office:value-type="float" office:value="0.489925943051359">
            <text:p>0.4899</text:p>
          </table:table-cell>
          <table:table-cell table:style-name="ce3" table:formula="oooc:=[.E47]*0.00000039" office:value-type="float" office:value="0.638914495468278">
            <text:p>0.6389</text:p>
          </table:table-cell>
          <table:table-cell table:formula="oooc:=SUM([.F63:.H63])" office:value-type="float" office:value="7.48226090679758">
            <text:p>7.48</text:p>
          </table:table-cell>
          <table:table-cell table:formula="oooc:=SUM([.G63:.I63])" office:value-type="float" office:value="8.61110134531722">
            <text:p>8.61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4">05/24/2007</text:date>, <text:time>17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4T17:01:23</dc:date>
    <meta:printed-by>C. Ananian</meta:printed-by>
    <meta:print-date>2007-05-23T20:32:57</meta:print-date>
    <dc:language>en-US</dc:language>
    <meta:editing-cycles>5</meta:editing-cycles>
    <meta:editing-duration>PT21H10M31S</meta:editing-duration>
    <meta:user-defined meta:name="Info 1"/>
    <meta:user-defined meta:name="Info 2"/>
    <meta:user-defined meta:name="Info 3"/>
    <meta:user-defined meta:name="Info 4"/>
    <meta:document-statistic meta:table-count="3" meta:cell-count="393"/>
  </office:meta>
</office:document-meta>
</file>